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6CF4DD59771F60465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473cm" svg:x="1.266cm" svg:y="2.262cm">
          <draw:image xlink:href="Pictures/1000020100000514000006CF4DD59771F60465D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2:24:56.895939734</meta:creation-date>
    <dc:date>2022-05-15T12:25:20.544324574</dc:date>
    <meta:editing-duration>PT24S</meta:editing-duration>
    <meta:editing-cycles>1</meta:editing-cycles>
    <meta:document-statistic meta:object-count="1"/>
    <meta:generator>LibreOffice/6.4.7.2$Linux_X86_64 LibreOffice_project/40$Build-2</meta:generator>
  </office:meta>
</office:document-meta>
</file>